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707cm"/>
    </style:style>
    <style:style style:name="co2" style:family="table-column">
      <style:table-column-properties fo:break-before="auto" style:column-width="2.87cm"/>
    </style:style>
    <style:style style:name="co3" style:family="table-column">
      <style:table-column-properties fo:break-before="auto" style:column-width="3.404cm"/>
    </style:style>
    <style:style style:name="co5" style:family="table-column">
      <style:table-column-properties fo:break-before="auto" style:column-width="16.549cm"/>
    </style:style>
    <style:style style:name="ro1" style:family="table-row">
      <style:table-row-properties style:row-height="0.496cm" fo:break-before="auto" style:use-optimal-row-height="true"/>
    </style:style>
    <style:style style:name="ro2" style:family="table-row">
      <style:table-row-properties style:row-height="4.396cm" fo:break-before="auto" style:use-optimal-row-height="true"/>
    </style:style>
    <style:style style:name="ro3" style:family="table-row">
      <style:table-row-properties style:row-height="5.976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2.921cm" fo:break-before="auto" style:use-optimal-row-height="true"/>
    </style:style>
    <style:style style:name="ro8" style:family="table-row">
      <style:table-row-properties style:row-height="7.95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7.16cm" fo:break-before="auto" style:use-optimal-row-height="true"/>
    </style:style>
    <style:style style:name="ro14" style:family="table-row">
      <style:table-row-properties style:row-height="3.316cm" fo:break-before="auto" style:use-optimal-row-height="true"/>
    </style:style>
    <style:style style:name="ro15" style:family="table-row">
      <style:table-row-properties style:row-height="2.027cm" fo:break-before="auto" style:use-optimal-row-height="true"/>
    </style:style>
    <style:style style:name="ro16" style:family="table-row">
      <style:table-row-properties style:row-height="1.236cm" fo:break-before="auto" style:use-optimal-row-height="true"/>
    </style:style>
    <style:style style:name="ro17" style:family="table-row">
      <style:table-row-properties style:row-height="6.165cm" fo:break-before="auto" style:use-optimal-row-height="false"/>
    </style:style>
    <style:style style:name="ro18" style:family="table-row">
      <style:table-row-properties style:row-height="3.844cm"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Excel_20_Built-in_20_Normal">
      <style:table-cell-properties fo:background-color="#595959"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eeece1"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 style:family="table-cell" style:parent-style-name="Excel_20_Built-in_20_Normal">
      <style:table-cell-properties fo:background-color="#595959"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eeece1"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T1" style:family="text">
      <style:text-properties fo:color="#4f81bd"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2" style:family="text">
      <style:text-properties fo:color="#000000"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3" style:family="text">
      <style:text-properties fo:color="#ff0000"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4" style:family="text">
      <style:text-properties fo:color="#00b050"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5" style:family="text">
      <style:text-properties fo:color="#808080" style:text-outline="false" style:text-line-through-style="none" style:text-position="0% 100%"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table:print="false">
        <office:forms form:automatic-focus="false" form:apply-design-mode="false"/>
        <table:table-column table:style-name="co2" table:default-cell-style-name="Excel_20_Built-in_20_Normal"/>
        <table:table-column table:style-name="co3" table:default-cell-style-name="Excel_20_Built-in_20_Normal"/>
        <table:table-column table:style-name="co5" table:default-cell-style-name="Excel_20_Built-in_20_Normal"/>
        <table:table-column table:style-name="co4" table:number-columns-repeated="1021" table:default-cell-style-name="Excel_20_Built-in_20_Normal"/>
        <table:table-row table:style-name="ro1">
          <table:table-cell table:style-name="ce1" office:value-type="string">
            <text:p>Language</text:p>
          </table:table-cell>
          <table:table-cell table:style-name="ce4" office:value-type="string">
            <text:p>Desc</text:p>
          </table:table-cell>
          <table:table-cell table:style-name="ce1" office:value-type="string">
            <text:p>Code Ref</text:p>
          </table:table-cell>
          <table:table-cell table:number-columns-repeated="1021"/>
        </table:table-row>
        <table:table-row table:style-name="ro2">
          <table:table-cell table:style-name="ce2" office:value-type="string">
            <text:p>Remote</text:p>
          </table:table-cell>
          <table:table-cell table:style-name="ce3" office:value-type="string">
            <text:p>remote basic</text:p>
          </table:table-cell>
          <table:table-cell table:style-name="ce3" office:value-type="string">
            <text:p><text:span text:style-name="T1">$git remote show <text:s text:c="4"/></text:span></text:p>
            <text:p><text:span text:style-name="T2">origin</text:span></text:p>
            <text:p><text:span text:style-name="T1">$git remote -v </text:span><text:span text:style-name="T2"><text:s text:c="10"/></text:span></text:p>
            <text:p><text:span text:style-name="T2">origin https://github…library.git (fetch)</text:span></text:p>
            <text:p><text:span text:style-name="T2">origin https://github…library.git (push)</text:span></text:p>
            <text:p><text:span text:style-name="T1">$ git remote add pb https://github.com/paulboone/ticgit</text:span></text:p>
            <text:p><text:span text:style-name="T1">$ git remote -v</text:span></text:p>
            <text:p><text:span text:style-name="T2">origin https://github.com/schacon/ticgit (fetch)</text:span></text:p>
            <text:p><text:span text:style-name="T2">origin https://github.com/schacon/ticgit (push)</text:span></text:p>
            <text:p><text:span text:style-name="T3">pb </text:span><text:span text:style-name="T2">https://github.com/paulboone/ticgit (fetch)</text:span></text:p>
            <text:p><text:span text:style-name="T3">pb </text:span><text:span text:style-name="T2">https://github.com/paulboone/ticgit (push)</text:span></text:p>
          </table:table-cell>
          <table:table-cell table:number-columns-repeated="1021"/>
        </table:table-row>
        <table:table-row table:style-name="ro3">
          <table:table-cell table:style-name="ce3" office:value-type="string">
            <text:p>Remote</text:p>
          </table:table-cell>
          <table:table-cell table:style-name="ce3" office:value-type="string">
            <text:p>remote branch</text:p>
          </table:table-cell>
          <table:table-cell table:style-name="ce3" office:value-type="string">
            <text:p><text:span text:style-name="T1">$ git branch -r </text:span></text:p>
            <text:p><text:span text:style-name="T2">origin/HEAD -&gt; origin/master</text:span></text:p>
            <text:p><text:span text:style-name="T2">origin/master</text:span></text:p>
            <text:p><text:span text:style-name="T1">$ git push origin master:new_branch //Crt new brnch on rmt &amp; push lcl/mstr to it</text:span></text:p>
            <text:p><text:span text:style-name="T1">$ git branch -r </text:span></text:p>
            <text:p><text:span text:style-name="T2">origin/HEAD -&gt; origin/master</text:span></text:p>
            <text:p><text:span text:style-name="T2">origin/</text:span><text:span text:style-name="T3">new_branch</text:span></text:p>
            <text:p><text:span text:style-name="T2">origin/master</text:span><text:span text:style-name="T1">$ git branch -r </text:span></text:p>
            <text:p><text:span text:style-name="T2">origin/HEAD -&gt; origin/master</text:span></text:p>
            <text:p><text:span text:style-name="T2">origin/master</text:span></text:p>
            <text:p><text:span text:style-name="T1">$ git push origin master:new_branch //Crt new brnch on rmt &amp; push lcl/mstr to it</text:span></text:p>
            <text:p><text:span text:style-name="T1">$ git branch -r </text:span></text:p>
            <text:p><text:span text:style-name="T2">origin/HEAD -&gt; origin/master</text:span></text:p>
            <text:p><text:span text:style-name="T2">origin/</text:span><text:span text:style-name="T3">new_branch</text:span></text:p>
            <text:p><text:span text:style-name="T2">origin/master</text:span></text:p>
          </table:table-cell>
          <table:table-cell table:number-columns-repeated="1021"/>
        </table:table-row>
        <table:table-row table:style-name="ro4">
          <table:table-cell table:style-name="ce3" office:value-type="string">
            <text:p>Local</text:p>
          </table:table-cell>
          <table:table-cell table:style-name="ce3" office:value-type="string">
            <text:p>tricks abt revisioning</text:p>
          </table:table-cell>
          <table:table-cell table:style-name="ce3" office:value-type="string">
            <text:p>$ git show {branch_name/at_least_4_digit_of_commit_SHA1} //show certain commit diff compare to last commit</text:p>
            <text:p>$ git reflog //system will name the log in format HEAD@{n} so you can easily ref them</text:p>
            <text:p>$ git show {branch_name/at_least_4_digit_of_commit_SHA1}<text:span text:style-name="T3">^</text:span><text:span text:style-name="T2"> <text:s/>//show previous commit</text:span></text:p>
            <text:p><text:span text:style-name="T2">$ git show {branch_name/at_least_4_digit_of_commit_SHA1}</text:span><text:span text:style-name="T3">^2</text:span><text:span text:style-name="T2"> <text:s/>//show 2nd parent (only for merge commit)</text:span></text:p>
            <text:p><text:span text:style-name="T2">$ git show {branch_name/at_least_4_digit_of_commit_SHA1}</text:span><text:span text:style-name="T3">^^^...</text:span><text:span text:style-name="T2"> //show previous n generation father</text:span></text:p>
            <text:p><text:span text:style-name="T2">$ git show {branch_name/at_least_4_digit_of_commit_SHA1}</text:span><text:span text:style-name="T3">~n</text:span><text:span text:style-name="T2"> //equivalent to last command</text:span></text:p>
          </table:table-cell>
          <table:table-cell table:number-columns-repeated="1021"/>
        </table:table-row>
        <table:table-row table:style-name="ro5">
          <table:table-cell table:style-name="ce3" office:value-type="string">
            <text:p>Local</text:p>
          </table:table-cell>
          <table:table-cell table:style-name="ce3" office:value-type="string">
            <text:p>Master trapped in a wrong commit tunnel</text:p>
          </table:table-cell>
          <table:table-cell table:style-name="ce3" office:value-type="string">
            <text:p>1. First of all, assume the wrong tunnel commit cannot/shouldnot merge to head, so steps would be delete the master branch first, and then re-create master branch at the right commit</text:p>
            <text:p>$ git checkout master</text:p>
            <text:p>$ git branch wrong_track &amp;&amp; git checkout wrong_track <text:s/>&lt;--- cannot delete master when using it</text:p>
            <text:p>$ git branch -d master</text:p>
            <text:p>$ git checkout {master_or_any_other_commit}</text:p>
            <text:p>$ git branch master1. First of all, assume the wrong tunnel commit cannot/shouldnot merge to head, so steps would be delete the master branch first, and then re-create master branch at the right commit</text:p>
            <text:p>$ git checkout master</text:p>
            <text:p>$ git branch wrong_track &amp;&amp; git checkout wrong_track <text:s/>&lt;--- cannot delete master when using it</text:p>
            <text:p>$ git branch -d master</text:p>
            <text:p>$ git checkout {master_or_any_other_commit}</text:p>
            <text:p>$ git branch master</text:p>
          </table:table-cell>
          <table:table-cell table:number-columns-repeated="1021"/>
        </table:table-row>
        <table:table-row table:style-name="ro6">
          <table:table-cell table:style-name="ce3" office:value-type="string">
            <text:p>Remote</text:p>
          </table:table-cell>
          <table:table-cell table:style-name="ce3" office:value-type="string">
            <text:p>Force-push from local to remote</text:p>
          </table:table-cell>
          <table:table-cell table:style-name="ce3" office:value-type="string">
            <text:p>$ git push -f {target_branch_like_origin} {new_of_local_branch}</text:p>
          </table:table-cell>
          <table:table-cell table:number-columns-repeated="1021"/>
        </table:table-row>
        <table:table-row table:style-name="ro4">
          <table:table-cell table:style-name="ce3" office:value-type="string">
            <text:p>Remote @ local</text:p>
          </table:table-cell>
          <table:table-cell table:style-name="ce3" office:value-type="string">
            <text:p>Using Local File System as remote</text:p>
          </table:table-cell>
          <table:table-cell table:style-name="ce3" office:value-type="string">
            <text:p>If you want to build a remote repo at local file system, use below command to build a remote repo:</text:p>
            <text:p>&gt; git init --bare /d/{repo_name}.git</text:p>
            <text:p>The you can add this as a remote origin (or whatever name) to your current git repo with below cmd:</text:p>
            <text:p>&gt; git remote add {origin_or_whatever} /d/{repo_name}.git</text:p>
            <text:p>And so that you can perform same feature to this "remote" just as github like clone/push/pull...</text:p>
            <text:p/>
            <text:p>p.s. For more information, refer to: <text:a xlink:href="http://www.thehorrors.org.uk/snippets/git-local-filesystem-remotes">http://www.thehorrors.org.uk/snippets/git-local-filesystem-remotes</text:a></text:p>
          </table:table-cell>
          <table:table-cell table:number-columns-repeated="1021"/>
        </table:table-row>
        <table:table-row table:style-name="ro7">
          <table:table-cell table:style-name="ce3" office:value-type="string">
            <text:p>Git concept</text:p>
          </table:table-cell>
          <table:table-cell table:style-name="ce3" office:value-type="string">
            <text:p>Relationship between "working directory" and "staging area"</text:p>
          </table:table-cell>
          <table:table-cell table:style-name="ce3" office:value-type="string">
            <text:p>STAGE 本質上 is the product of comparasion between HEAD and WORKDIR. So items in STAGE can be regarded as " actions" basic on HEAD to become WORK. Below command or action is related:</text:p>
            <text:p>&gt; git add {…} <text:s text:c="5"/>//move <text:span text:style-name="T3">red</text:span><text:span text:style-name="T2"> to </text:span><text:span text:style-name="T4">green</text:span><text:span text:style-name="T2"> entry in git status that add stuff to head</text:span></text:p>
            <text:p><text:span text:style-name="T2">&gt; git rm {…} <text:s text:c="6"/>//move </text:span><text:span text:style-name="T3">red</text:span><text:span text:style-name="T2"> to </text:span><text:span text:style-name="T4">green</text:span><text:span text:style-name="T2"> entry in git status that remove stuffs from head</text:span></text:p>
            <text:p><text:span text:style-name="T2">&gt; git rm --cached {...} <text:s text:c="6"/>//move </text:span><text:span text:style-name="T4">green</text:span><text:span text:style-name="T2"> to </text:span><text:span text:style-name="T3">red</text:span><text:span text:style-name="T2"> to unstage</text:span></text:p>
            <text:p><text:span text:style-name="T2">&gt; git checkout -- {…} <text:s text:c="5"/>//move </text:span><text:span text:style-name="T3">red</text:span><text:span text:style-name="T2"> to nth in git status</text:span></text:p>
            <text:p><text:span text:style-name="T2">&gt; user edit the WORK <text:s text:c="5"/>//generate </text:span><text:span text:style-name="T3">red</text:span><text:span text:style-name="T2"> entry in git status</text:span></text:p>
          </table:table-cell>
          <table:table-cell table:number-columns-repeated="1021"/>
        </table:table-row>
        <table:table-row table:style-name="ro8">
          <table:table-cell table:style-name="ce3" office:value-type="string">
            <text:p>Git concept</text:p>
          </table:table-cell>
          <table:table-cell table:style-name="ce3" office:value-type="string">
            <text:p>Git folder under git folder: submodule</text:p>
          </table:table-cell>
          <table:table-cell table:style-name="ce3" office:value-type="string">
            <text:p>* When our new git folder contains another git folder, then the subfolder is name "submodule" in git machanism.</text:p>
            <text:p>* When do adding in parent git folder, submodule will present as {path}/{submodule_name} as a standalone item, then no details inside submodule will be revealed in the parent folder git console.</text:p>
            <text:p>* When submodule has some uncommited change (staged or not), the parent folder git status will note the changes in red item as below:</text:p>
            <text:p><text:s text:c="4"/>&gt; modified: <text:s text:c="2"/>{path}/SUBMODULE1 (modified content, untracked content)</text:p>
            <text:p><text:s text:c="4"/>&gt; modified: <text:s text:c="2"/>{path}/SUBMODULE2 (modified content)</text:p>
            <text:p>And user cannot stage above "changes" unless going inside submodule and clean the directory.</text:p>
            <text:p>(p.s. the error message when try to add the submodule in parent like: <text:span text:style-name="T5">Git: fatal: Pathspec is in submodule</text:span><text:span text:style-name="T2"> )* </text:span><text:span text:style-name="T2">When our new git folder contains another git folder, then the subfolder is name "submodule" in git </text:span><text:span text:style-name="T2">machanism.</text:span></text:p>
            <text:p><text:span text:style-name="T2">* When do adding in parent git folder, submodule will present as {path}/{submodule_name} as a standalone </text:span><text:span text:style-name="T2">item, then no details inside submodule will be revealed in the parent folder git console.</text:span></text:p>
            <text:p><text:span text:style-name="T2">* When submodule has some uncommited change (staged or not), the parent folder git status will note the </text:span><text:span text:style-name="T2">changes in red item as below:</text:span></text:p>
            <text:p><text:span text:style-name="T2"><text:s text:c="4"/></text:span><text:span text:style-name="T2">&gt; modified: <text:s text:c="2"/>{path}/SUBMODULE1 (modified content, untracked content)</text:span></text:p>
            <text:p><text:span text:style-name="T2"><text:s text:c="4"/></text:span><text:span text:style-name="T2">&gt; modified: <text:s text:c="2"/>{path}/SUBMODULE2 (modified content)</text:span></text:p>
            <text:p><text:span text:style-name="T2">And user cannot stage above "changes" unless going inside submodule and clean the directory.</text:span></text:p>
            <text:p><text:span text:style-name="T2">(p.s. the error message when try to add the submodule in parent like: </text:span><text:span text:style-name="T5">Git: fatal: Pathspec is in submodule</text:span><text:span text:style-name="T2"> )</text:span></text:p>
          </table:table-cell>
          <table:table-cell table:number-columns-repeated="1021"/>
        </table:table-row>
        <table:table-row table:style-name="ro9">
          <table:table-cell table:style-name="ce3" office:value-type="string">
            <text:p>git-stash</text:p>
          </table:table-cell>
          <table:table-cell table:style-name="ce3" office:value-type="string">
            <text:p>Working on master but need a quick reference to branch, stash can temp save the change and recover later on</text:p>
          </table:table-cell>
          <table:table-cell table:style-name="ce3" office:value-type="string">
            <text:p>Save dirty workings on branch #1 </text:p>
            <text:p>&gt; git stash -u <text:s text:c="3"/>//And now can switch to branch #2, while at this moment branch#1 status is clean </text:p>
            <text:p>View Stash:</text:p>
            <text:p>&gt; git stash list</text:p>
            <text:p>Recover stash after switch back from branch#2:</text:p>
            <text:p>&gt; (at branch#1) git stash pop</text:p>
            <text:p>** note: if stash doesnt cause confliction, it is transferable among different commit.Save dirty workings on branch #1 </text:p>
            <text:p>&gt; git stash -u <text:s text:c="3"/>//And now can switch to branch #2, while at this moment branch#1 status is clean </text:p>
            <text:p>View Stash:</text:p>
            <text:p>&gt; git stash list</text:p>
            <text:p>Recover stash after switch back from branch#2:</text:p>
            <text:p>&gt; (at branch#1) git stash pop</text:p>
            <text:p>** note: if stash doesnt cause confliction, it is transferable among different commit.</text:p>
          </table:table-cell>
          <table:table-cell table:number-columns-repeated="1021"/>
        </table:table-row>
        <table:table-row table:style-name="ro1">
          <table:table-cell table:style-name="ce3" office:value-type="string">
            <text:p>git-log</text:p>
          </table:table-cell>
          <table:table-cell table:style-name="ce3" office:value-type="string">
            <text:p>Present the graph</text:p>
          </table:table-cell>
          <table:table-cell table:style-name="ce3" office:value-type="string">
            <text:p>&gt;git log --oenline --decorate --graph</text:p>
          </table:table-cell>
          <table:table-cell table:number-columns-repeated="1021"/>
        </table:table-row>
        <table:table-row table:style-name="ro6">
          <table:table-cell table:style-name="ce3" office:value-type="string">
            <text:p>git-log</text:p>
          </table:table-cell>
          <table:table-cell table:style-name="ce3" office:value-type="string">
            <text:p>Show n recent commit</text:p>
          </table:table-cell>
          <table:table-cell table:style-name="ce3" office:value-type="string">
            <text:p>&gt;git log -n</text:p>
          </table:table-cell>
          <table:table-cell table:number-columns-repeated="1021"/>
        </table:table-row>
        <table:table-row table:style-name="ro10">
          <table:table-cell table:style-name="ce3" office:value-type="string">
            <text:p>Git Ignore</text:p>
          </table:table-cell>
          <table:table-cell table:style-name="ce3" office:value-type="string">
            <text:p>git ignore system</text:p>
          </table:table-cell>
          <table:table-cell table:style-name="ce3" office:value-type="string">
            <text:p>1. Edit {home}/.git/info/exclude to ignore files, Every line regex the file that should (not) be ignored:</text:p>
            <text:p># *.java <text:s text:c="3"/>&lt;- ignore javas globally</text:p>
            <text:p># !*.java <text:s/>&lt;- don’t ignore java globally</text:p>
            <text:p>2. Put .gitignore file in any folder to state the ignore target in that folder.</text:p>
            <text:p>REF-- https://git-scm.com/docs/gitignore1. Edit {home}/.git/info/exclude to ignore files, Every line regex the file that should (not) be ignored:</text:p>
            <text:p># *.java <text:s text:c="3"/>&lt;- ignore javas globally</text:p>
            <text:p># !*.java <text:s/>&lt;- don’t ignore java globally</text:p>
            <text:p>2. Put .gitignore file in any folder to state the ignore target in that folder.</text:p>
            <text:p>REF-- https://git-scm.com/docs/gitignore</text:p>
          </table:table-cell>
          <table:table-cell table:number-columns-repeated="1021"/>
        </table:table-row>
        <table:table-row table:style-name="ro11">
          <table:table-cell table:style-name="ce3" office:value-type="string">
            <text:p>Git Ignore</text:p>
          </table:table-cell>
          <table:table-cell table:style-name="ce3" office:value-type="string">
            <text:p>git ignore system (2)</text:p>
          </table:table-cell>
          <table:table-cell table:style-name="ce3" office:value-type="string">
            <text:p>If some files are already under tracking, use below command to remove them from the working area:</text:p>
            <text:p>&gt; git rm --cached -r target <text:s text:c="7"/>//recursively remove files under target folderIf some files are already under tracking, use below command to remove them from the working area:</text:p>
            <text:p>&gt; git rm --cached -r target <text:s text:c="7"/>//recursively remove files under target folder</text:p>
          </table:table-cell>
          <table:table-cell table:number-columns-repeated="1021"/>
        </table:table-row>
        <table:table-row table:style-name="ro12">
          <table:table-cell table:style-name="ce3" office:value-type="string">
            <text:p>Config系統</text:p>
          </table:table-cell>
          <table:table-cell table:style-name="ce3" office:value-type="string">
            <text:p>/</text:p>
          </table:table-cell>
          <table:table-cell table:style-name="ce3" office:value-type="string">
            <text:p>1. File ".gitignore" in a folder is equivalent to "/.git/info/exclude", the only difference is that former is only effective for local folder and latter is valid globally</text:p>
            <text:p>2. File ".gitattributes" and "/.git/info/attributes" and they are simular relationship like ignore files1. File ".gitignore" in a folder is equivalent to "/.git/info/exclude", the only difference is that former is only effective for local folder and latter is valid globally</text:p>
            <text:p>2. File ".gitattributes" and "/.git/info/attributes" and they are simular relationship like ignore files</text:p>
          </table:table-cell>
          <table:table-cell table:number-columns-repeated="1021"/>
        </table:table-row>
        <table:table-row table:style-name="ro8">
          <table:table-cell table:style-name="ce3" office:value-type="string">
            <text:p>Diff</text:p>
          </table:table-cell>
          <table:table-cell table:style-name="ce3" office:value-type="string">
            <text:p>Extend git diff for excel</text:p>
          </table:table-cell>
          <table:table-cell table:style-name="ce3" office:value-type="string">
            <text:p>1. Add entry to <text:s/>"/.git/info/attributes": </text:p>
            <text:p><text:s text:c="7"/>$ *.xlsx diff=git_diff_xlsx</text:p>
            <text:p>2. Add entry to ".git/config":</text:p>
            <text:p><text:s text:c="7"/>$ [diff "git_diff_xlsx"]</text:p>
            <text:p><text:s text:c="7"/>$ <text:s text:c="6"/>binary = True</text:p>
            <text:p><text:s text:c="7"/>$ <text:s text:c="6"/>textconv = python C:/Users/BI77/Documents/playground/git_diff_xlsx.py</text:p>
            <text:p>3. Then when run git diff *.xlsx, git will use given command to generate difference.</text:p>
            <text:p>** Interesting fact noticed: git_diff_xlsx.py only need 1 file as input, and output stdin, so that I assume that git has its framework to compare 2 file stream. So by understanding this, I can develope my own plugin too!</text:p>
            <text:p>** The experiment git repo is the "Playground" folder in my BCM working directory 1. Add entry to <text:s/>"/.git/info/attributes": </text:p>
            <text:p><text:s text:c="7"/>$ *.xlsx diff=git_diff_xlsx</text:p>
            <text:p>2. Add entry to ".git/config":</text:p>
            <text:p><text:s text:c="7"/>$ [diff "git_diff_xlsx"]</text:p>
            <text:p><text:s text:c="7"/>$ <text:s text:c="6"/>binary = True</text:p>
            <text:p><text:s text:c="7"/>$ <text:s text:c="6"/>textconv = python C:/Users/BI77/Documents/playground/git_diff_xlsx.py</text:p>
            <text:p>3. Then when run git diff *.xlsx, git will use given command to generate difference.</text:p>
            <text:p>** Interesting fact noticed: git_diff_xlsx.py only need 1 file as input, and output stdin, so that I assume that git has its framework to compare 2 file stream. So by understanding this, I can develope my own plugin too!</text:p>
            <text:p>** The experiment git repo is the "Playground" folder in my BCM working directory </text:p>
          </table:table-cell>
          <table:table-cell table:number-columns-repeated="1021"/>
        </table:table-row>
        <table:table-row table:style-name="ro13">
          <table:table-cell table:style-name="ce3" office:value-type="string">
            <text:p>Submodule</text:p>
          </table:table-cell>
          <table:table-cell table:style-name="ce3" office:value-type="string">
            <text:p>Submodule basic</text:p>
          </table:table-cell>
          <table:table-cell table:style-name="ce3" office:value-type="string">
            <text:p>When there is git under another git folder, the upper git will regard the deeper git as "Submodule". But not until in upper git invoke command: $ git submodule add {deeper_git} then the upper git will generate the .gitmodule file and start the management of the deeper git module.</text:p>
            <text:p>But the submodule's content will not commit to the upper git anyway. </text:p>
            <text:p>Here are some usage:</text:p>
            <text:p>$ git submodule add /path/to/git/name.git</text:p>
            <text:p>$ git submodule status</text:p>
            <text:p>$ git submodule init</text:p>
            <text:p>$ git submodule deinit <text:s text:c="7"/>// delete the git repoWhen there is git under another git folder, the upper git will regard the deeper git as "Submodule". But not until in upper git invoke command: $ git submodule add {deeper_git} then the upper git will generate the .gitmodule file and start the management of the deeper git module.</text:p>
            <text:p>But the submodule's content will not commit to the upper git anyway. </text:p>
            <text:p>Here are some usage:</text:p>
            <text:p>$ git submodule add /path/to/git/name.git</text:p>
            <text:p>$ git submodule status</text:p>
            <text:p>$ git submodule init</text:p>
            <text:p>$ git submodule deinit <text:s text:c="7"/>// delete the git repo</text:p>
          </table:table-cell>
          <table:table-cell table:number-columns-repeated="1021"/>
        </table:table-row>
        <table:table-row table:style-name="ro1">
          <table:table-cell table:style-name="ce3" office:value-type="string">
            <text:p>Diff</text:p>
          </table:table-cell>
          <table:table-cell table:style-name="ce3" office:value-type="string">
            <text:p>Browse a file history</text:p>
          </table:table-cell>
          <table:table-cell table:style-name="ce3" office:value-type="string">
            <text:p>$git log -p {filename}</text:p>
          </table:table-cell>
          <table:table-cell table:number-columns-repeated="1021"/>
        </table:table-row>
        <table:table-row table:style-name="ro14">
          <table:table-cell table:style-name="ce3" office:value-type="string">
            <text:p>2016 Overview</text:p>
          </table:table-cell>
          <table:table-cell table:style-name="ce3" office:value-type="string">
            <text:p>wrap up the 2016 new feature and changes</text:p>
          </table:table-cell>
          <table:table-cell table:style-name="ce3" office:value-type="string">
            <text:p>According to linux.cn post 2016 Git 新視界, there are below big updates:</text:p>
            <text:p>1. git worktree improved (more options, auto-rebase...)</text:p>
            <text:p>2. git rebase improved (more options)</text:p>
            <text:p>3. git lfs improved (Large file system)</text:p>
            <text:p>4. git diff improved (new algorithm to avoid miss marking of same wording old and new line)</text:p>
            <text:p>5. git stash improved</text:p>
            <text:p>6. git submodule is a pain in the ass</text:p>
            <text:p>7. Lastest version rolling to v2.11.0</text:p>
          </table:table-cell>
          <table:table-cell table:number-columns-repeated="1021"/>
        </table:table-row>
        <table:table-row table:style-name="ro11">
          <table:table-cell table:style-name="ce3" office:value-type="string">
            <text:p>git-rebase</text:p>
          </table:table-cell>
          <table:table-cell table:style-name="ce3" office:value-type="string">
            <text:p>Basic intro</text:p>
          </table:table-cell>
          <table:table-cell table:style-name="ce3" office:value-type="string">
            <text:p>Say A&gt;B&gt;C&gt;D&gt;E is master, A&gt;B&gt;C&gt;G&gt;H is fix, For some reasons, we want to refactor the repo to a linear order (from a so-called "disarray" order), then we perfrom below command to rebase the fix to master base:</text:p>
            <text:p>$ (at fix branch) git rebase master</text:p>
            <text:p>then the repo becomes: A&gt;B&gt;C&gt;D&gt;E&gt;G'&gt;H' (the base of fix changed from C to E)</text:p>
          </table:table-cell>
          <table:table-cell table:number-columns-repeated="1021"/>
        </table:table-row>
        <table:table-row table:style-name="ro15">
          <table:table-cell table:style-name="ce3" office:value-type="string">
            <text:p>git-worktree</text:p>
          </table:table-cell>
          <table:table-cell table:style-name="ce3" office:value-type="string">
            <text:p>Basic intro</text:p>
          </table:table-cell>
          <table:table-cell table:style-name="ce3" office:value-type="string">
            <text:p>Git introduced the worktree feature not too long ago (as of version 2.5, released July 2015). A great usage scenario can be found here: https://spin.atomicobject.com/2016/06/26/parallelize-development-git-worktrees/</text:p>
            <text:p>Set up worktree with below command:</text:p>
            <text:p>$ git worktree add ../new-worktree-dir some-existing-branch</text:p>
          </table:table-cell>
          <table:table-cell table:number-columns-repeated="1021"/>
        </table:table-row>
        <table:table-row table:style-name="ro16">
          <table:table-cell table:style-name="ce3" office:value-type="string">
            <text:p>Diff</text:p>
          </table:table-cell>
          <table:table-cell table:style-name="ce3" office:value-type="string">
            <text:p>Extend git diff for excel (2)</text:p>
          </table:table-cell>
          <table:table-cell table:style-name="ce3" office:value-type="string">
            <text:p>Previously we use python to parse an excel as git-diff's plugin. And now I try to use the liba.exe as the plugin and it works! Only need to change the textconv (in file .git/config) from previous setting:</text:p>
            <text:p># textconv = ./liba -show</text:p>
          </table:table-cell>
          <table:table-cell table:number-columns-repeated="1021"/>
        </table:table-row>
        <table:table-row table:style-name="ro17">
          <table:table-cell office:value-type="string">
            <text:p>git</text:p>
          </table:table-cell>
          <table:table-cell office:value-type="string">
            <text:p>line ending</text:p>
          </table:table-cell>
          <table:table-cell table:style-name="ce5" office:value-type="string">
            <text:p># Handling line ending in cross-OS git project</text:p>
            <text:p>## Background</text:p>
            <text:p>Previously when I am exploring the vim plugin, I ran into the line-end problem the first time. I used vim to set file format to unix and solve adhoc fix. But later it appears that after resetup of cygwin on windows, it regards all file as different version in git due to the line end conflict. Then I try to look for a solution from git.</text:p>
            <text:p>## Solution of git </text:p>
            <text:p>It provides a git attribute setting that ensure cross OS project align the line ends. Here is how it works:</text:p>
            <text:p>* __Set in .gitattributes__ </text:p>
            <text:p>```</text:p>
            <text:p># Set the default behavior, in case people don't have core.autocrlf set.</text:p>
            <text:p>* text=auto</text:p>
            <text:p/>
            <text:p># Explicitly declare text files you want to always be normalized and converted</text:p>
            <text:p># to native line endings on checkout.</text:p>
            <text:p>*.c text</text:p>
            <text:p>*.h text</text:p>
            <text:p/>
            <text:p># Declare files that will always have CRLF line endings on checkout.</text:p>
            <text:p>*.sln text eol=crlf</text:p>
            <text:p/>
            <text:p># Denote all files that are truly binary and should not be modified.</text:p>
            <text:p>*.png binary</text:p>
            <text:p>*.jpg binary</text:p>
            <text:p>```</text:p>
            <text:p>* __Set in global setting for a linux machine__ `git config --global core.autocrlf input`</text:p>
            <text:p>* __Set in global setting for a win machine__ `git config --global core.autocrlf true`</text:p>
            <text:p>&gt; ref: https://help.github.com/articles/dealing-with-line-endings/#platform-all</text:p>
          </table:table-cell>
          <table:table-cell table:number-columns-repeated="1021"/>
        </table:table-row>
        <table:table-row table:style-name="ro18">
          <table:table-cell office:value-type="string">
            <text:p>Tagging</text:p>
          </table:table-cell>
          <table:table-cell office:value-type="string">
            <text:p>Basic</text:p>
          </table:table-cell>
          <table:table-cell table:style-name="ce5" office:value-type="string">
            <text:p># Basic command</text:p>
            <text:p>`git tag ` //show all tags (both lightweight and annotated)</text:p>
            <text:p>`git tag v1.1` //lightweight tag HEAD to v1.1</text:p>
            <text:p>`git tag -a v1.4 -m "my version 1.4"` //build annotated tag v1.4</text:p>
            <text:p>`git show v1.1` //show the diff between v1.1 and previous commit</text:p>
            <text:p># Concept</text:p>
            <text:p>There are 2 kinds of tags, lightweight and Annotated. Lightweight tag is like a final branch. Annotated tag is a copy in object tree and might go with key and signature and blablabla.</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Sheet2" table:style-name="ta2" table:print="false">
        <table:table-column table:style-name="co4"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table>
      <table:table table:name="Sheet3" table:style-name="ta3" table:print="false">
        <table:table-column table:style-name="co4"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CA"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number-style style:name="N8000" number:language="en" number:country="CA">
      <number:number number:min-integer-digits="1"/>
    </number:number-style>
    <number:date-style style:name="N8106" number:language="en" number:country="CA">
      <number:day number:style="long"/>
      <number:text>-</number:text>
      <number:month number:style="long"/>
      <number:text>-</number:text>
      <number:year number:style="long"/>
    </number:date-style>
    <number:date-style style:name="N8107" number:language="en" number:country="CA">
      <number:day number:style="long"/>
      <number:text>-</number:text>
      <number:month number:textual="true"/>
      <number:text>-</number:text>
      <number:year/>
    </number:date-style>
    <number:date-style style:name="N8108" number:language="en" number:country="CA">
      <number:day number:style="long"/>
      <number:text>-</number:text>
      <number:month number:textual="true"/>
    </number:date-style>
    <number:date-style style:name="N8109" number:language="en" number:country="CA">
      <number:month number:textual="true"/>
      <number:text>-</number:text>
      <number:year/>
    </number:date-style>
    <number:time-style style:name="N8110" number:language="en" number:country="CA">
      <number:hours/>
      <number:text>:</number:text>
      <number:minutes number:style="long"/>
      <number:text> </number:text>
      <number:am-pm/>
    </number:time-style>
    <number:time-style style:name="N8111" number:language="en" number:country="CA">
      <number:hours/>
      <number:text>:</number:text>
      <number:minutes number:style="long"/>
      <number:text>:</number:text>
      <number:seconds number:style="long"/>
      <number:text> </number:text>
      <number:am-pm/>
    </number:time-style>
    <number:time-style style:name="N8112" number:language="en" number:country="CA">
      <number:hours/>
      <number:text>:</number:text>
      <number:minutes number:style="long"/>
    </number:time-style>
    <number:time-style style:name="N8113" number:language="en" number:country="CA">
      <number:hours/>
      <number:text>:</number:text>
      <number:minutes number:style="long"/>
      <number:text>:</number:text>
      <number:seconds number:style="long"/>
    </number:time-style>
    <number:date-style style:name="N8114"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8115P0" style:volatile="true" number:language="en" number:country="CA">
      <number:number number:decimal-places="0" number:min-integer-digits="1" number:grouping="true"/>
    </number:number-style>
    <number:number-style style:name="N8115" number:language="en" number:country="CA">
      <number:text>-</number:text>
      <number:number number:decimal-places="0" number:min-integer-digits="1" number:grouping="true"/>
      <style:map style:condition="value()&gt;=0" style:apply-style-name="N8115P0"/>
    </number:number-style>
    <number:number-style style:name="N8116P0" style:volatile="true" number:language="en" number:country="CA">
      <number:number number:decimal-places="0" number:min-integer-digits="1" number:grouping="true"/>
    </number:number-style>
    <number:number-style style:name="N8116" number:language="en" number:country="CA">
      <style:text-properties fo:color="#ff0000"/>
      <number:text>-</number:text>
      <number:number number:decimal-places="0" number:min-integer-digits="1" number:grouping="true"/>
      <style:map style:condition="value()&gt;=0" style:apply-style-name="N8116P0"/>
    </number:number-style>
    <number:number-style style:name="N8117P0" style:volatile="true" number:language="en" number:country="CA">
      <number:number number:decimal-places="2" number:min-integer-digits="1" number:grouping="true"/>
    </number:number-style>
    <number:number-style style:name="N8117" number:language="en" number:country="CA">
      <number:text>-</number:text>
      <number:number number:decimal-places="2" number:min-integer-digits="1" number:grouping="true"/>
      <style:map style:condition="value()&gt;=0" style:apply-style-name="N8117P0"/>
    </number:number-style>
    <number:number-style style:name="N8118P0" style:volatile="true" number:language="en" number:country="CA">
      <number:number number:decimal-places="2" number:min-integer-digits="1" number:grouping="true"/>
    </number:number-style>
    <number:number-style style:name="N8118" number:language="en" number:country="CA">
      <style:text-properties fo:color="#ff0000"/>
      <number:text>-</number:text>
      <number:number number:decimal-places="2" number:min-integer-digits="1" number:grouping="true"/>
      <style:map style:condition="value()&gt;=0" style:apply-style-name="N8118P0"/>
    </number:number-style>
    <number:number-style style:name="N8122P0" style:volatile="true" number:language="en" number:country="CA">
      <number:number number:decimal-places="0" number:min-integer-digits="1" number:grouping="true"/>
      <number:text> </number:text>
    </number:number-style>
    <number:number-style style:name="N8122P1" style:volatile="true" number:language="en" number:country="CA">
      <number:text>-</number:text>
      <number:number number:decimal-places="0" number:min-integer-digits="1" number:grouping="true"/>
      <number:text> </number:text>
    </number:number-style>
    <number:number-style style:name="N8122P2" style:volatile="true" number:language="en" number:country="CA">
      <number:text> - </number:text>
    </number:number-style>
    <number:text-style style:name="N8122" number:language="en" number:country="CA">
      <number:text-content/>
      <number:text> </number:text>
      <style:map style:condition="value()&gt;0" style:apply-style-name="N8122P0"/>
      <style:map style:condition="value()&lt;0" style:apply-style-name="N8122P1"/>
      <style:map style:condition="value()=0" style:apply-style-name="N8122P2"/>
    </number:text-style>
    <number:currency-style style:name="N8126P0" style:volatile="true" number:language="en" number:country="CA">
      <number:currency-symbol/>
      <number:number number:decimal-places="0" number:min-integer-digits="1" number:grouping="true"/>
      <number:text> </number:text>
    </number:currency-style>
    <number:currency-style style:name="N8126P1" style:volatile="true" number:language="en" number:country="CA">
      <number:text>-</number:text>
      <number:currency-symbol/>
      <number:number number:decimal-places="0" number:min-integer-digits="1" number:grouping="true"/>
      <number:text> </number:text>
    </number:currency-style>
    <number:currency-style style:name="N8126P2" style:volatile="true" number:language="en" number:country="CA">
      <number:currency-symbol/>
      <number:text>- </number:text>
    </number:currency-style>
    <number:text-style style:name="N8126" number:language="en" number:country="CA">
      <number:text-content/>
      <number:text> </number:text>
      <style:map style:condition="value()&gt;0" style:apply-style-name="N8126P0"/>
      <style:map style:condition="value()&lt;0" style:apply-style-name="N8126P1"/>
      <style:map style:condition="value()=0" style:apply-style-name="N8126P2"/>
    </number:text-style>
    <number:number-style style:name="N8130P0" style:volatile="true" number:language="en" number:country="CA">
      <number:number number:decimal-places="2" number:min-integer-digits="1" number:grouping="true"/>
      <number:text> </number:text>
    </number:number-style>
    <number:number-style style:name="N8130P1" style:volatile="true" number:language="en" number:country="CA">
      <number:text>-</number:text>
      <number:number number:decimal-places="2" number:min-integer-digits="1" number:grouping="true"/>
      <number:text> </number:text>
    </number:number-style>
    <number:number-style style:name="N8130P2" style:volatile="true" number:language="en" number:country="CA">
      <number:text> -</number:text>
      <number:number number:decimal-places="0" number:min-integer-digits="0"/>
      <number:text> </number:text>
    </number:number-style>
    <number:text-style style:name="N8130" number:language="en" number:country="CA">
      <number:text-content/>
      <number:text> </number:text>
      <style:map style:condition="value()&gt;0" style:apply-style-name="N8130P0"/>
      <style:map style:condition="value()&lt;0" style:apply-style-name="N8130P1"/>
      <style:map style:condition="value()=0" style:apply-style-name="N8130P2"/>
    </number:text-style>
    <number:currency-style style:name="N8134P0" style:volatile="true" number:language="en" number:country="CA">
      <number:currency-symbol/>
      <number:number number:decimal-places="2" number:min-integer-digits="1" number:grouping="true"/>
      <number:text> </number:text>
    </number:currency-style>
    <number:currency-style style:name="N8134P1" style:volatile="true" number:language="en" number:country="CA">
      <number:text>-</number:text>
      <number:currency-symbol/>
      <number:number number:decimal-places="2" number:min-integer-digits="1" number:grouping="true"/>
      <number:text> </number:text>
    </number:currency-style>
    <number:currency-style style:name="N8134P2" style:volatile="true" number:language="en" number:country="CA">
      <number:currency-symbol/>
      <number:text>-</number:text>
      <number:number number:decimal-places="0" number:min-integer-digits="0"/>
      <number:text> </number:text>
    </number:currency-style>
    <number:text-style style:name="N8134" number:language="en" number:country="CA">
      <number:text-content/>
      <number:text> </number:text>
      <style:map style:condition="value()&gt;0" style:apply-style-name="N8134P0"/>
      <style:map style:condition="value()&lt;0" style:apply-style-name="N8134P1"/>
      <style:map style:condition="value()=0" style:apply-style-name="N8134P2"/>
    </number:text-style>
    <number:time-style style:name="N8135" number:language="en" number:country="CA">
      <number:minutes number:style="long"/>
      <number:text>:</number:text>
      <number:seconds number:style="long"/>
    </number:time-style>
    <number:time-style style:name="N8136" number:language="en" number:country="CA" number:truncate-on-overflow="false">
      <number:hours/>
      <number:text>:</number:text>
      <number:minutes number:style="long"/>
      <number:text>:</number:text>
      <number:seconds number:style="long"/>
    </number:time-style>
    <number:time-style style:name="N8137" number:language="en" number:country="CA">
      <number:minutes number:style="long"/>
      <number:text>:</number:text>
      <number:seconds number:style="long" number:decimal-places="1"/>
    </number:time-style>
    <number:number-style style:name="N8138" number:language="en" number:country="CA">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07">2019-03-07</text:date>, <text:time>11:31:1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7T11:31:16.09</dc:date>
    <meta:generator>OpenOffice/4.1.5$Win32 OpenOffice.org_project/415m1$Build-9789</meta:generator>
    <meta:editing-duration>PT5M48S</meta:editing-duration>
    <meta:editing-cycles>1</meta:editing-cycles>
    <meta:document-statistic meta:table-count="3" meta:cell-count="72" meta:object-count="0"/>
  </office:meta>
</office:document-meta>
</file>